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1" svg:font-family="'DejaVu Sans'"/>
    <style:font-face style:name="OpenSymbol" svg:font-family="OpenSymbol"/>
    <style:font-face style:name="Helvetica-Bold" svg:font-family="Helvetica-Bold" style:font-family-generic="swiss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fo:font-weight="normal" style:font-size-asian="13pt" style:font-weight-asian="normal" style:font-name-complex="XB Zar" style:font-size-complex="13pt" style:font-weight-complex="normal"/>
    </style:style>
    <style:style style:name="P2" style:family="paragraph" style:parent-style-name="Standard">
      <style:paragraph-properties fo:margin-left="0in" fo:margin-right="0in" fo:text-align="justify" style:justify-single-word="false" fo:text-indent="0in" style:auto-text-indent="false" style:writing-mode="rl-tb"/>
      <style:text-properties style:font-name="XB Zar" fo:font-size="13pt" fo:font-weight="normal" style:font-size-asian="13pt" style:font-weight-asian="normal" style:font-name-complex="XB Zar" style:font-size-complex="13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XB Zar" fo:font-size="13pt" style:font-size-asian="13pt" style:font-name-complex="XB Zar" style:font-size-complex="13pt"/>
    </style:style>
    <style:style style:name="P4" style:family="paragraph" style:parent-style-name="Standard">
      <style:paragraph-properties fo:text-align="justify" style:justify-single-word="false"/>
      <style:text-properties style:font-name="XB Zar" fo:font-size="13pt" style:font-size-asian="13pt" style:font-size-complex="13pt"/>
    </style:style>
    <style:style style:name="P5" style:family="paragraph" style:parent-style-name="Standard">
      <style:paragraph-properties fo:text-align="justify" style:justify-single-word="false"/>
      <style:text-properties style:font-name="XB Zar" fo:font-size="13pt" fo:font-style="normal" style:font-size-asian="13pt" style:font-style-asian="normal" style:font-name-complex="XB Zar" style:font-size-complex="13pt" style:font-style-complex="normal"/>
    </style:style>
    <style:style style:name="P6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 style:writing-mode="rl-tb"/>
      <style:text-properties style:font-name="XB Zar" fo:font-size="20pt" fo:font-weight="bold" style:font-size-asian="20pt" style:font-weight-asian="bold" style:font-name-complex="XB Zar" style:font-size-complex="20pt" style:font-weight-complex="bold"/>
    </style:style>
    <style:style style:name="P9" style:family="paragraph" style:parent-style-name="Standard">
      <style:paragraph-properties fo:text-align="justify" style:justify-single-word="false" style:writing-mode="rl-tb"/>
      <style:text-properties style:font-name="XB Zar" fo:font-size="13pt" fo:font-weight="bold" style:font-size-asian="13pt" style:font-weight-asian="bold" style:font-name-complex="XB Zar" style:font-size-complex="13pt" style:font-weight-complex="bold"/>
    </style:style>
    <style:style style:name="P10" style:family="paragraph" style:parent-style-name="Standard">
      <style:paragraph-properties fo:text-align="justify" style:justify-single-word="false" style:writing-mode="rl-tb"/>
      <style:text-properties style:font-name="XB Zar" fo:font-size="13pt" style:font-size-asian="13pt" style:font-name-complex="XB Zar" style:font-size-complex="13pt"/>
    </style:style>
    <style:style style:name="P11" style:family="paragraph" style:parent-style-name="Standard">
      <style:paragraph-properties fo:text-align="justify" style:justify-single-word="false" style:writing-mode="rl-tb"/>
      <style:text-properties fo:font-size="13pt" style:font-size-asian="13pt" style:font-size-complex="13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style:text-position="super 58%"/>
    </style:style>
    <style:style style:name="T8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text-position="super 58%" fo:font-style="normal" style:font-style-asian="normal" style:font-style-complex="normal"/>
    </style:style>
    <style:style style:name="T10" style:family="text">
      <style:text-properties style:text-position="super 58%" style:font-name="XB Zar" fo:font-size="13pt" fo:font-style="normal" style:font-size-asian="13pt" style:font-style-asian="normal" style:font-name-complex="XB Zar" style:font-size-complex="13pt" style:font-style-complex="normal"/>
    </style:style>
    <style:style style:name="T11" style:family="text">
      <style:text-properties style:font-name="XB Zar" style:font-name-complex="XB Zar"/>
    </style:style>
    <style:style style:name="T12" style:family="text">
      <style:text-properties style:font-name="XB Zar" fo:font-style="italic" style:font-style-asian="italic" style:font-name-complex="XB Zar" style:font-style-complex="italic"/>
    </style:style>
    <style:style style:name="T13" style:family="text">
      <style:text-properties style:font-name="XB Zar" fo:font-size="13pt" style:font-size-asian="13pt" style:font-name-complex="XB Zar" style:font-size-complex="13pt"/>
    </style:style>
    <style:style style:name="T14" style:family="text">
      <style:text-properties style:font-name="XB Zar" fo:font-size="13pt" fo:font-style="italic" style:font-size-asian="13pt" style:font-style-asian="italic" style:font-name-complex="XB Zar" style:font-size-complex="13pt" style:font-style-complex="italic"/>
    </style:style>
    <style:style style:name="T15" style:family="text">
      <style:text-properties style:font-name="XB Zar" fo:font-size="13pt" fo:font-style="italic" style:font-name-asian="Helvetica-Bold" style:font-size-asian="13pt" style:font-style-asian="italic" style:font-name-complex="Helvetica-Bold" style:font-size-complex="13pt" style:font-style-complex="italic"/>
    </style:style>
    <style:style style:name="T16" style:family="text">
      <style:text-properties style:font-name="XB Zar" fo:font-size="13pt" fo:font-style="normal" style:font-size-asian="13pt" style:font-style-asian="normal" style:font-name-complex="XB Zar" style:font-size-complex="13pt" style:font-style-complex="normal"/>
    </style:style>
    <style:style style:name="T17" style:family="text">
      <style:text-properties style:font-name="XB Zar" fo:font-size="13pt" fo:font-style="normal" style:font-size-asian="13pt" style:font-style-asian="normal" style:font-name-complex="Helvetica-Bold" style:font-size-complex="13pt" style:font-style-complex="normal"/>
    </style:style>
    <style:style style:name="T18" style:family="text">
      <style:text-properties style:font-name="XB Zar" fo:font-size="13pt" fo:font-style="normal" style:font-size-asian="13pt" style:font-style-asian="normal" style:font-size-complex="13pt" style:font-style-complex="normal"/>
    </style:style>
    <style:style style:name="T19" style:family="text">
      <style:text-properties style:font-name="XB Zar" fo:font-size="13pt" style:font-name-asian="Helvetica-Bold" style:font-size-asian="13pt" style:font-name-complex="Helvetica-Bold" style:font-size-complex="13pt"/>
    </style:style>
    <style:style style:name="T20" style:family="text">
      <style:text-properties style:font-name-complex="XB Zar"/>
    </style:style>
    <style:style style:name="T21" style:family="text"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پیوست 3- منابع کتاب</text:p>
      <text:p text:style-name="P3"/>
      <text:p text:style-name="P3"/>
      <text:p text:style-name="P9">فصل اول: مقدمه</text:p>
      <text:p text:style-name="P3"><text:span text:style-name="T1">[1] J.</text:span> M. González-Barahona<text:span text:style-name="T1">, et al.</text:span><text:span text:style-name="T2"> (September 2009). </text:span><text:span text:style-name="T4">Introduction to Free Software</text:span><text:span text:style-name="T2"> (3</text:span><text:span text:style-name="T8">rd</text:span><text:span text:style-name="T2"> Ed.) [Online]. Available: http://ftacademy.org/materials/fsm/1#1</text:span></text:p>
      <text:p text:style-name="P6"><text:span text:style-name="T11">[2] “The Free Software Definition”, </text:span><text:span text:style-name="T12">Free Software Foundation (FSF)</text:span><text:span text:style-name="T11">, [Online] 2011, http://www.gnu.org/philosophy/free-sw.html (Accessed: 1 July 2011).</text:span></text:p>
      <text:p text:style-name="P10">[3] دکتر سعید فیروزآبادی، مصطفی مرادیان؛ «معرفی نرم‌افزار «فرهنگ» و نرم‌افزارهای موجود فرهنگ‌نگاری»؛ ارائه شده در نخستین همایش فرهنگ‌نویسی، مؤسسه‌ی لغت‌نامه‌ی دهخدا، اسفند ماه ۱۳۸۹.</text:p>
      <text:p text:style-name="P3"/>
      <text:p text:style-name="P9">فصل دوم: نصب سیستم‌عامل دبیان گنو/لینوکس</text:p>
      <text:p text:style-name="P4"><text:span text:style-name="T20">[1] J. </text:span>López Sánchez-Montañés, et al. (February 2008). <text:span text:style-name="T5">GNU/Linux Basic operating system </text:span><text:span text:style-name="T3">(2</text:span><text:span text:style-name="T9">nd</text:span><text:span text:style-name="T3"> Ed.) [Online]. Available: http://ftacademy.org/materials/fsm/13#1</text:span></text:p>
      <text:p text:style-name="P3">[2] The Debian Installer Team. (2010). <text:span text:style-name="T5">Debian GNU/Linux Installation Guide</text:span><text:span text:style-name="T3">.</text:span> [Online]. Available: http://www.debian.org/releases/stable/installmanual</text:p>
      <text:p text:style-name="P3"/>
      <text:p text:style-name="P9">فصل سوم: آشنایی با میزکار گنوم</text:p>
      <text:p text:style-name="P3">[1] N. Barkakati. “Trying Out Linux” in <text:span text:style-name="T5">Linux All-in-One Desk Reference for Dummies</text:span> (2<text:span text:style-name="T7">nd</text:span> Ed.). Hoboken, NJ: Wiley Publishing, Inc., 2006, pp. 111-130.</text:p>
      <text:p text:style-name="P3">[2] D. LeBlanc. “Checking Out Those Desktops” in <text:span text:style-name="T6">Linux for Dummies</text:span>, (6<text:span text:style-name="T7">th</text:span> Ed.). Hoboken, NJ: Wiley Publishing, Inc., 2005, pp. 105-132.</text:p>
      <text:p text:style-name="P3">[3] D. LeBlanc. “Gettin' Gooey with the GUIs” in <text:span text:style-name="T6">Linux for Dummies</text:span>, (6<text:span text:style-name="T7">th</text:span> Ed.). Hoboken, NJ: Wiley Publishing, Inc., 2005, pp. 293-306.</text:p>
      <text:p text:style-name="P11"><text:span text:style-name="T11">[4] آلن باغومیان. </text:span><text:span text:style-name="T12">کتاب آموزشی پارسیکس گنو/لینوکس نسخه ۲</text:span><text:span text:style-name="T11">. [آنلاین]. در دسترس: http://www.parsix.org</text:span></text:p>
      <text:p text:style-name="P3"/>
      <text:p text:style-name="P9">فصل چهارم: آشنایی با نرم‌افزارهای کاربردی</text:p>
      <text:p text:style-name="P3">[1] “GNOME”, <text:span text:style-name="T5">The Free Encyclopedia</text:span><text:span text:style-name="T3">, [Online] . Available: </text:span>http://en.wikipedia.org/wiki/GNOME</text:p>
      <text:p text:style-name="P3">[2] “OpenOffice.org”, The Free Encyclopedia, [Online]. Available: http://en.wikipedia.org/wiki/OpenOffice.org</text:p>
      <text:p text:style-name="P3"/>
      <text:p text:style-name="P9">فصل پنجم: مفاهیم و دستورهای اولیه</text:p>
      <text:p text:style-name="P7"><text:span text:style-name="T13">[1] J. López Sánchez-Montañés, et al. (February 2008). </text:span><text:span text:style-name="T14">GNU/Linux Basic </text:span><text:soft-page-break/><text:span text:style-name="T14">operating system </text:span><text:span text:style-name="T16">(2</text:span><text:span text:style-name="T10">nd</text:span><text:span text:style-name="T16"> Ed.) [Online]. Available: http://ftacademy.org/materials/fsm/13#1</text:span></text:p>
      <text:p text:style-name="P3">[2] “Filesystem Hierarchy Standard”, [Online]. Available: http://www.pathname.com/fhs/</text:p>
      <text:p text:style-name="P3">[3] “Filesystem Hierarchy Standard”, The Free Encyclopedia, [Online]. Available: <text:s/>http://en.wikipedia.org/wiki/Filesystem_Hierarchy_Standard</text:p>
      <text:p text:style-name="P3">[4] N. Barkakati. “Commanding the Shell” in <text:span text:style-name="T5">Linux All-in-One Desk Reference for Dummies</text:span> (2<text:span text:style-name="T7">nd</text:span> Ed.). Hoboken, NJ: Wiley Publishing, Inc., 2006, pp. 161-180.</text:p>
      <text:p text:style-name="P3">[5] N. Barkakati. “Navigating the Linux File System” in <text:span text:style-name="T5">Linux All-in-One Desk Reference for Dummies</text:span> (2<text:span text:style-name="T7">nd</text:span> Ed.). Hoboken, NJ: Wiley Publishing, Inc., 2006, pp. 181-206.</text:p>
      <text:p text:style-name="P3">[6] N. Barkakati. “Managing Users and Groups” in <text:span text:style-name="T5">Linux All-in-One Desk Reference for Dummies</text:span> (2<text:span text:style-name="T7">nd</text:span> Ed.). Hoboken, NJ: Wiley Publishing, Inc., 2006, pp. 413-424.</text:p>
      <text:p text:style-name="P3">[7] N. Barkakati. “Managing File Systems” in <text:span text:style-name="T5">Linux All-in-One Desk Reference for Dummies</text:span> (2<text:span text:style-name="T7">nd</text:span> Ed.). Hoboken, NJ: Wiley Publishing, Inc., 2006, pp. 425-448.</text:p>
      <text:p text:style-name="P3">[8] “Shell”, The Free Encyclopedia, [Online]. <text:s/>Available: http://en.wikipedia.org/wiki/Shell_(computing)</text:p>
      <text:p text:style-name="P3">[9] “GNU bash Manual”, <text:span text:style-name="T5">GNU Project - Free Software Foundation (FSF)</text:span>, [Online] 2011, http://www.gnu.org/software/bash/manual/ (Accessed: 1 July 2011).</text:p>
      <text:p text:style-name="P3"/>
      <text:p text:style-name="P9">فصل ششم: نصب و مدیریت بسته‌های نرم‌افزاری</text:p>
      <text:p text:style-name="P3">[1] “Debian Reference”, <text:span text:style-name="T5">GNU Project - Free Software Foundation (FSF)</text:span>, [Online] 2011, http://www.debian.org/doc/manuals/debian-reference/ (Accessed: 1 July 2011).</text:p>
      <text:p text:style-name="P3">[2] “Advanced Packaging Tool”, The Free Encyclopedia, [Online]. <text:s/>Available: http://en.wikipedia.org/wiki/Advanced_Packaging_Tool</text:p>
      <text:p text:style-name="P3">[3] “dpkg”, The Free Encyclopedia, [Online]. <text:s/>Available: http://en.wikipedia.org/wiki/Dpkg</text:p>
      <text:p text:style-name="P7"><text:span text:style-name="T13">[4] “</text:span><text:bookmark text:name="firstHeading"/><text:span text:style-name="T13">deb (file format)”, The Free Encyclopedia, [Online]. <text:s/>Available: http://en.wikipedia.org/wiki/Deb_(file_format)</text:span></text:p>
      <text:p text:style-name="P3"/>
      <text:p text:style-name="P9">فصل هفتم: <text:span text:style-name="T21">تنظیمات سخت‌افزارها</text:span></text:p>
      <text:p text:style-name="P3">[1] “CUPS”, The Free Encyclopedia, [Online]. <text:s/>Available: http://en.wikipedia.org/wiki/CUPS</text:p>
      <text:p text:style-name="P7"><text:span text:style-name="T13">[2] “Setup CUPS (Common UNIX Printing System) Server and Client in Debian”, </text:span><text:soft-page-break/><text:span text:style-name="T14">Debian Admin</text:span><text:span text:style-name="T13">, [Online] 2011, http://www.debianadmin.com/setup-cups-common-unix-printing-system-server-and-client-in-debian.html (Accessed: 28 July 2011).</text:span></text:p>
      <text:p text:style-name="P7"><text:span text:style-name="T13">[3] J. López Sánchez-Montañés, et al. (February 2008). </text:span><text:span text:style-name="T14">GNU/Linux Basic operating system </text:span><text:span text:style-name="T16">(2</text:span><text:span text:style-name="T10">nd</text:span><text:span text:style-name="T16"> Ed.) [Online]. Available: http://ftacademy.org/materials/fsm/13#1</text:span></text:p>
      <text:p text:style-name="P5">[4] “X Window System”, The Free Encyclopedia, [Online]. <text:s/>Available: http://en.wikipedia.org/wiki/X_Window_System</text:p>
      <text:p text:style-name="P3"/>
      <text:p text:style-name="P9">فصل هشتم: مهاجرت به گنو/لینوکس</text:p>
      <text:p text:style-name="P7"><text:span text:style-name="T13">[1] C. Almond, et al. (October 2006). </text:span><text:span text:style-name="T15">Linux Client Migration Cookbook, Version 2, A Practical Planning and Implementation </text:span><text:span text:style-name="T19">Guideline</text:span><text:span text:style-name="T14"> </text:span><text:span text:style-name="T17">(2</text:span><text:span text:style-name="T10">nd</text:span><text:span text:style-name="T16"> Ed.) [Online]. Available: </text:span><text:span text:style-name="T18">http://www.redbooks.ibm.com/abstracts/sg246380.html</text:span></text:p>
      <text:p text:style-name="P5">[2] “List of linux adopters”, The Free Encyclopedia, [Online]. <text:s/>Available: http://en.wikipedia.org/wiki/List_of_Linux_adopters</text:p>
      <text:p text:style-name="P5">[3] “Linux adoption”, The Free Encyclopedia, [Online]. <text:s/>Available: http://en.wikipedia.org/wiki/Linux_adoption</text:p>
      <text:p text:style-name="P7"><text:span text:style-name="T16">[4] “</text:span><text:bookmark text:name="firstHeading1"/><text:span text:style-name="T18">Comparison of Windows and Linux</text:span><text:span text:style-name="T16">”, The Free Encyclopedia, [Online]. <text:s/>Available: http://en.wikipedia.org/wiki/Comparison_of_Windows_and_Linux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1" svg:font-family="'DejaVu Sans'"/>
    <style:font-face style:name="OpenSymbol" svg:font-family="OpenSymbol"/>
    <style:font-face style:name="Helvetica-Bold" svg:font-family="Helvetica-Bold" style:font-family-generic="swiss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stafa Moradian</meta:initial-creator>
    <meta:creation-date>2011-07-01T23:56:41</meta:creation-date>
    <dc:date>2011-08-13T01:22:03</dc:date>
    <dc:creator>Mostafa Moradian</dc:creator>
    <meta:editing-duration>P1DT34M36S</meta:editing-duration>
    <meta:editing-cycles>301</meta:editing-cycles>
    <meta:generator>LibreOffice/3.3$Linux LibreOffice_project/330m19$Build-202</meta:generator>
    <meta:document-statistic meta:table-count="0" meta:image-count="0" meta:object-count="0" meta:page-count="3" meta:paragraph-count="41" meta:word-count="592" meta:character-count="4733"/>
  </office:meta>
</office:document-meta>
</file>